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219e2" officeooo:paragraph-rsid="001219e2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1219e2" officeooo:paragraph-rsid="001219e2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officeooo:paragraph-rsid="001219e2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1pt" officeooo:rsid="001219e2" officeooo:paragraph-rsid="001219e2" style:font-size-asian="11pt" style:font-size-complex="11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bold" officeooo:rsid="001219e2" officeooo:paragraph-rsid="001219e2" style:font-size-asian="11pt" style:font-weight-asian="bold" style:font-size-complex="11pt" style:font-weight-complex="bold"/>
    </style:style>
    <style:style style:name="T1" style:family="text">
      <style:text-properties officeooo:rsid="00121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4 tasks: </text:p>
      <text:p text:style-name="P1"/>
      <text:p text:style-name="P2">1.</text:p>
      <text:p text:style-name="P3"><text:span text:style-name="T1">Convert your function to use 1 parameter.</text:span></text:p>
      <text:p text:style-name="P4">Change your set timeout to match</text:p>
      <text:p text:style-name="P4"/>
      <text:p text:style-name="P6">2.</text:p>
      <text:p text:style-name="P5">On your HTML page create a div with an id name of "date"</text:p>
      <text:p text:style-name="P4">Obtain this div in a variable called "divDate" in your JS file</text:p>
      <text:p text:style-name="P4">Create a new Date in JS and store it as "d"</text:p>
      <text:p text:style-name="P4">Get todays date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22:00:18.687000000</meta:creation-date>
    <dc:date>2024-01-25T22:03:24.656000000</dc:date>
    <meta:editing-duration>PT3M6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9" meta:word-count="57" meta:character-count="267" meta:non-whitespace-character-count="218"/>
  </office:meta>
</office:document-meta>
</file>